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loext:contextual-spacing="true" fo:line-height="100%" fo:text-align="justify" style:justify-single-word="false" fo:text-indent="1.249cm" style:auto-text-indent="false"/>
    </style:style>
    <style:style style:name="P2" style:family="paragraph" style:parent-style-name="Standard" style:master-page-name="Standard">
      <style:paragraph-properties fo:text-align="justify" style:justify-single-word="false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quele dia monótono...</text:p>
      <text:p text:style-name="P1">Eu pensava em voltar para meu carma, com as pálpebras pesadas e os olhos ardendo, a escuridão seria meu refugio de novo, mas um belo e inocente anjo me salvou...</text:p>
      <text:p text:style-name="P1">Sem saber da importância de seu ato, ela interpretou seu papel muito bem; acolheu-me e acalmou-me, cantou-me uma canção, e se despediu. Meu eu, acalmado, se satisfez, mas o demônio interno, selado, queria mais. Tentei resistir à tentação, porém, não consegui, gritei seu nome.</text:p>
      <text:p text:style-name="P1"><text:s/>Suando frio de medo da reprovação, a propus um novo encontro. Os segundos que precediam a resposta fizeram meu coração acelerar. Sem me olhar, ela disse que nos veríamos novamente, ainda neste mundo. Após isto, abriu suas asas, e voou para a luz, luz para a qual eu não poderia olhar, por ser muito bela e pura.</text:p>
      <text:p text:style-name="P1">Não sei se realmente a reencontrarei, pois ela notou a má intenção contida em minhas palavras. Ficarei na sombra, parado, até que ela retorne. Ficarei novamente a mercê deste devaneio sem horizonte, sem alma, sem meu lucido pensamento, sonhando com anjos, e tendo pesadelos, dos quais só aquele ser, pode me acord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apple-style-span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</meta:initial-creator>
    <dc:creator>L</dc:creator>
    <meta:editing-cycles>11</meta:editing-cycles>
    <meta:creation-date>2011-09-13T12:33:00</meta:creation-date>
    <dc:date>2016-01-05T03:48:00</dc:date>
    <meta:editing-duration>PT35M</meta:editing-duration>
    <meta:generator>LibreOffice/5.3.1.2$Linux_X86_64 LibreOffice_project/30m0$Build-2</meta:generator>
    <meta:document-statistic meta:table-count="0" meta:image-count="0" meta:object-count="0" meta:page-count="1" meta:paragraph-count="5" meta:word-count="186" meta:character-count="1088" meta:non-whitespace-character-count="90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